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0.3728in"/>
    </style:style>
    <style:style style:name="co4" style:family="table-column">
      <style:table-column-properties fo:break-before="auto" style:column-width="1.6764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3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3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9f9f9" style:text-align-source="fix" style:repeat-content="false" fo:border="0.06pt solid #000000"/>
      <style:paragraph-properties fo:text-align="end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cecec" style:text-align-source="fix" style:repeat-content="false" fo:border="0.06pt solid #000000"/>
      <style:paragraph-properties fo:text-align="end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9f9f9" fo:border="0.06pt solid #000000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cecec" fo:border="0.06pt solid #000000"/>
      <style:text-properties fo:color="#171717" style:text-outline="false" style:text-line-through-style="none" style:text-line-through-typ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7"/>
        <table:table-column table:style-name="co3" table:default-cell-style-name="ce1"/>
        <table:table-column table:style-name="co4" table:default-cell-style-name="ce9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1. Rou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/08/2012</text:p>
          </table:table-cell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arsenal-fc-sunderland-afc/" xlink:type="simple">0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fulham-fc-norwich-city/" xlink:type="simple">5:0 (2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queens-park-rangers-swansea-city/" xlink:type="simple">0:5 (0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reading-fc-stoke-city/" xlink:type="simple">1:1 (0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west-bromwich-albion-liverpool-fc/" xlink:type="simple">3:0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west-ham-united-aston-villa/" xlink:type="simple">1:0 (1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newcastle-united-tottenham-hotspur/" xlink:type="simple">2:1 (0:0)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/08/2012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wigan-athletic-chelsea-fc/" xlink:type="simple">0:2 (0:2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manchester-city-southampton-fc/" xlink:type="simple">3:2 (1:0)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/08/2012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everton-fc-manchester-united/" xlink:type="simple">1:0 (0:0)</text:a></text:p>
          </table:table-cell>
          <table:table-cell table:style-name="ce2"/>
          <table:table-cell table:style-name="ce2" table:number-columns-spanned="2" table:number-rows-spanned="1"/>
          <table:covered-table-cell table:style-name="Default"/>
        </table:table-row>
        <table:table-row table:style-name="ro2">
          <table:table-cell table:style-name="Default" office:value-type="string" calcext:value-type="string">
            <text:p>2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25/08/2012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swansea-city-west-ham-united/" xlink:type="simple">3:0 (2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aston-villa-everton-fc/" xlink:type="simple">1:3 (0:3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manchester-united-fulham-fc/" xlink:type="simple">3:2 (3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norwich-city-queens-park-rangers/" xlink:type="simple">1:1 (1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southampton-fc-wigan-athletic/" xlink:type="simple">0:2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tottenham-hotspur-west-bromwich-albion/" xlink:type="simple">1:1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chelsea-fc-newcastle-united/" xlink:type="simple">2:0 (2:0)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6/08/2012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stoke-city-arsenal-fc/" xlink:type="simple">0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liverpool-fc-manchester-city/" xlink:type="simple">2:2 (1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11-12" calcext:value-type="date">
            <text:p>41225</text:p>
          </table:table-cell>
          <table:table-cell table:style-name="ce6" office:value-type="time" office:time-value="PT19H45M00S" calcext:value-type="time">
            <text:p>0.822916666666667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sunderland-afc-reading-fc/" xlink:type="simple">3:0 (2:0)</text:a></text:p>
          </table:table-cell>
          <table:table-cell table:style-name="ce2"/>
          <table:table-cell table:style-name="ce2" table:number-columns-spanned="2" table:number-rows-spanned="1"/>
          <table:covered-table-cell table:style-name="Default"/>
        </table:table-row>
        <table:table-row table:style-name="ro2">
          <table:table-cell table:style-name="Default" office:value-type="string" calcext:value-type="string">
            <text:p>3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22/08/2012</text:p>
          </table:table-cell>
          <table:table-cell office:value-type="time" office:time-value="PT19H45M00S" calcext:value-type="time">
            <text:p>0.822916666666667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chelsea-fc-reading-fc/" xlink:type="simple">4:2 (1:2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1-09" calcext:value-type="date">
            <text:p>40917</text:p>
          </table:table-cell>
          <table:table-cell table:style-name="ce6" office:value-type="time" office:time-value="PT12H45M00S" calcext:value-type="time">
            <text:p>0.53125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west-ham-united-fulham-fc/" xlink:type="simple">3:0 (3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swansea-city-sunderland-afc/" xlink:type="simple">2:2 (1:2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tottenham-hotspur-norwich-city/" xlink:type="simple">1:1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west-bromwich-albion-everton-fc/" xlink:type="simple">2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wigan-athletic-stoke-city/" xlink:type="simple">2:2 (1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manchester-city-queens-park-rangers/" xlink:type="simple">3:1 (1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2-09" calcext:value-type="date">
            <text:p>40948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liverpool-fc-arsenal-fc/" xlink:type="simple">0:2 (0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newcastle-united-aston-villa/" xlink:type="simple">1:1 (0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southampton-fc-manchester-united/" xlink:type="simple">2:3 (1:1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4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15/09/2012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norwich-city-west-ham-united/" xlink:type="simple">0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arsenal-fc-southampton-fc/" xlink:type="simple">6:1 (4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aston-villa-swansea-city/" xlink:type="simple">2:0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fulham-fc-west-bromwich-albion/" xlink:type="simple">3:0 (2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manchester-united-wigan-athletic/" xlink:type="simple">4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queens-park-rangers-chelsea-fc/" xlink:type="simple">0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stoke-city-manchester-city/" xlink:type="simple">1:1 (1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sunderland-afc-liverpool-fc/" xlink:type="simple">1:1 (1:0)</text:a>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16/09/2012</text:p>
          </table:table-cell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reading-fc-tottenham-hotspur/" xlink:type="simple">1:3 (0:1)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7/09/2012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everton-fc-newcastle-united/" xlink:type="simple">2:2 (1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5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22/09/2012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swansea-city-everton-fc/" xlink:type="simple">0:3 (0:2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chelsea-fc-stoke-city/" xlink:type="simple">1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southampton-fc-aston-villa/" xlink:type="simple">4:1 (0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west-bromwich-albion-reading-fc/" xlink:type="simple">1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west-ham-united-sunderland-afc/" xlink:type="simple">1:1 (0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wigan-athletic-fulham-fc/" xlink:type="simple">1:2 (0:1)</text:a>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23/09/2012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liverpool-fc-manchester-united/" xlink:type="simple">1:2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newcastle-united-norwich-city/" xlink:type="simple">1:0 (1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manchester-city-arsenal-fc/" xlink:type="simple">1:1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tottenham-hotspur-queens-park-rangers/" xlink:type="simple">2:1 (0:1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Default" office:value-type="string" calcext:value-type="string">
            <text:p>6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29/09/2012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arsenal-fc-chelsea-fc/" xlink:type="simple">1:2 (1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everton-fc-southampton-fc/" xlink:type="simple">3:1 (3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fulham-fc-manchester-city/" xlink:type="simple">1:2 (1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norwich-city-liverpool-fc/" xlink:type="simple">2:5 (0:2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reading-fc-newcastle-united/" xlink:type="simple">2:2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stoke-city-swansea-city/" xlink:type="simple">2:0 (2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sunderland-afc-wigan-athletic/" xlink:type="simple">1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manchester-united-tottenham-hotspur/" xlink:type="simple">2:3 (0:2)</text:a>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30/09/2012</text:p>
          </table:table-cell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aston-villa-west-bromwich-albion/" xlink:type="simple">1:1 (0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1-10" calcext:value-type="date">
            <text:p>40918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queens-park-rangers-west-ham-united/" xlink:type="simple">1:2 (0:2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7. Round</text:p>
          </table:table-cell>
          <table:table-cell table:style-name="Default" table:number-columns-repeated="8"/>
        </table:table-row>
        <table:table-row table:style-name="ro1">
          <table:table-cell table:style-name="ce4" office:value-type="date" office:date-value="2012-06-10" calcext:value-type="date">
            <text:p>41070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manchester-city-sunderland-afc/" xlink:type="simple">3:0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chelsea-fc-norwich-city/" xlink:type="simple">4:1 (3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swansea-city-reading-fc/" xlink:type="simple">2:2 (0:2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west-bromwich-albion-queens-park-rangers/" xlink:type="simple">3:2 (2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wigan-athletic-everton-fc/" xlink:type="simple">2:2 (2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west-ham-united-arsenal-fc/" xlink:type="simple">1:3 (1:1)</text:a></text:p>
          </table:table-cell>
          <table:table-cell table:style-name="ce2" table:number-columns-repeated="3"/>
        </table:table-row>
        <table:table-row table:style-name="ro1">
          <table:table-cell table:style-name="ce4" office:value-type="date" office:date-value="2012-07-10" calcext:value-type="date">
            <text:p>41100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southampton-fc-fulham-fc/" xlink:type="simple">2:2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liverpool-fc-stoke-city/" xlink:type="simple">0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tottenham-hotspur-aston-villa/" xlink:type="simple">2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newcastle-united-manchester-united/" xlink:type="simple">0:3 (0:2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8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20/10/2012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tottenham-hotspur-chelsea-fc/" xlink:type="simple">2:4 (0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fulham-fc-aston-villa/" xlink:type="simple">1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liverpool-fc-reading-fc/" xlink:type="simple">1:0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manchester-united-stoke-city/" xlink:type="simple">4:2 (2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swansea-city-wigan-athletic/" xlink:type="simple">2:1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2-2013-west-bromwich-albion-manchester-city/" xlink:type="simple">1:2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west-ham-united-southampton-fc/" xlink:type="simple">4:1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norwich-city-arsenal-fc/" xlink:type="simple">1:0 (1:0)</text:a>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21/10/2012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sunderland-afc-newcastle-united/" xlink:type="simple">1:1 (0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queens-park-rangers-everton-fc/" xlink:type="simple">1:1 (1:1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Default" office:value-type="string" calcext:value-type="string">
            <text:p>9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27/10/2012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aston-villa-norwich-city/" xlink:type="simple">1:1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arsenal-fc-queens-park-rangers/" xlink:type="simple">1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reading-fc-fulham-fc/" xlink:type="simple">3:3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stoke-city-sunderland-afc/" xlink:type="simple">0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wigan-athletic-west-ham-united/" xlink:type="simple">2:1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manchester-city-swansea-city/" xlink:type="simple">1:0 (0:0)</text:a>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28/10/2012</text:p>
          </table:table-cell>
          <table:table-cell office:value-type="time" office:time-value="PT13H30M00S" calcext:value-type="time">
            <text:p>0.5625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everton-fc-liverpool-fc/" xlink:type="simple">2:2 (2:2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newcastle-united-west-bromwich-albion/" xlink:type="simple">2:1 (1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southampton-fc-tottenham-hotspur/" xlink:type="simple">1:2 (0:2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chelsea-fc-manchester-united/" xlink:type="simple">2:3 (1:2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0. Round</text:p>
          </table:table-cell>
          <table:table-cell table:style-name="Default" table:number-columns-repeated="8"/>
        </table:table-row>
        <table:table-row table:style-name="ro1">
          <table:table-cell table:style-name="ce4" office:value-type="date" office:date-value="2012-03-11" calcext:value-type="date">
            <text:p>40979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manchester-united-arsenal-fc/" xlink:type="simple">2:1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fulham-fc-everton-fc/" xlink:type="simple">2:2 (1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2-2013-norwich-city-stoke-city/" xlink:type="simple">1:0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sunderland-afc-aston-villa/" xlink:type="simple">0:1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swansea-city-chelsea-fc/" xlink:type="simple">1:1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tottenham-hotspur-wigan-athletic/" xlink:type="simple">0:1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west-ham-united-manchester-city/" xlink:type="simple">0:0 (0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4-11" calcext:value-type="date">
            <text:p>41010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queens-park-rangers-reading-fc/" xlink:type="simple">1:1 (0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liverpool-fc-newcastle-united/" xlink:type="simple">1:1 (0:1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5-11" calcext:value-type="date">
            <text:p>41040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west-bromwich-albion-southampton-fc/" xlink:type="simple">2:0 (1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1. Round</text:p>
          </table:table-cell>
          <table:table-cell table:style-name="Default" table:number-columns-repeated="8"/>
        </table:table-row>
        <table:table-row table:style-name="ro1">
          <table:table-cell table:style-name="ce4" office:value-type="date" office:date-value="2012-10-11" calcext:value-type="date">
            <text:p>41193</text:p>
          </table:table-cell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arsenal-fc-fulham-fc/" xlink:type="simple">3:3 (2:2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everton-fc-sunderland-afc/" xlink:type="simple">2:1 (0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reading-fc-norwich-city/" xlink:type="simple">0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southampton-fc-swansea-city/" xlink:type="simple">1:1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stoke-city-queens-park-rangers/" xlink:type="simple">1:0 (0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wigan-athletic-west-bromwich-albion/" xlink:type="simple">1:2 (1:2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7H30M00S" calcext:value-type="time">
            <text:p>0.729166666666667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aston-villa-manchester-united/" xlink:type="simple">2:3 (1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11-11" calcext:value-type="date">
            <text:p>41224</text:p>
          </table:table-cell>
          <table:table-cell table:style-name="ce6" office:value-type="time" office:time-value="PT13H30M00S" calcext:value-type="time">
            <text:p>0.5625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manchester-city-tottenham-hotspur/" xlink:type="simple">2:1 (0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newcastle-united-west-ham-united/" xlink:type="simple">0:1 (0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6H00M00S" calcext:value-type="time">
            <text:p>0.666666666666667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chelsea-fc-liverpool-fc/" xlink:type="simple">1:1 (1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2. Round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17/11/2012</text:p>
          </table:table-cell>
          <table:table-cell office:value-type="time" office:time-value="PT12H45M00S" calcext:value-type="time">
            <text:p>0.53125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arsenal-fc-tottenham-hotspur/" xlink:type="simple">5:2 (3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liverpool-fc-wigan-athletic/" xlink:type="simple">3:0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manchester-city-aston-villa/" xlink:type="simple">5:0 (1:0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newcastle-united-swansea-city/" xlink:type="simple">1:2 (0:0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queens-park-rangers-southampton-fc/" xlink:type="simple">1:3 (0:2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5H00M00S" calcext:value-type="time">
            <text:p>0.625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reading-fc-everton-fc/" xlink:type="simple">2:1 (0:1)</text:a>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time" office:time-value="PT15H00M00S" calcext:value-type="time">
            <text:p>0.625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west-bromwich-albion-chelsea-fc/" xlink:type="simple">2:1 (1:1)</text:a>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time" office:time-value="PT17H30M00S" calcext:value-type="time">
            <text:p>0.729166666666667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norwich-city-manchester-united/" xlink:type="simple">1:0 (0:0)</text:a>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18/11/2012</text:p>
          </table:table-cell>
          <table:table-cell office:value-type="time" office:time-value="PT16H00M00S" calcext:value-type="time">
            <text:p>0.666666666666667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fulham-fc-sunderland-afc/" xlink:type="simple">1:3 (0:0)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/11/2012</text:p>
          </table:table-cell>
          <table:table-cell table:style-name="ce6" office:value-type="time" office:time-value="PT20H00M00S" calcext:value-type="time">
            <text:p>0.833333333333333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west-ham-united-stoke-city/" xlink:type="simple">1:1 (0:1)</text:a></text:p>
          </table:table-cell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7:23:18.113815000</meta:creation-date>
    <dc:date>2014-04-12T17:41:40.492447000</dc:date>
    <meta:editing-duration>PT2M11S</meta:editing-duration>
    <meta:editing-cycles>3</meta:editing-cycles>
    <meta:generator>LibreOffice/4.2.3.3$MacOSX_X86_64 LibreOffice_project/882f8a0a489bc99a9e60c7905a60226254cb6ff0</meta:generator>
    <meta:document-statistic meta:table-count="1" meta:cell-count="643" meta:object-count="0"/>
  </office:meta>
</office:document-meta>
</file>